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lgun Gothic" fo:font-size="10pt" style:font-size-asian="10pt" style:font-size-complex="10pt"/>
    </style:style>
    <style:style style:name="P2" style:family="paragraph" style:parent-style-name="Standard" style:list-style-name="L1">
      <style:text-properties style:font-name="Malgun Gothic" fo:font-size="10pt" style:font-size-asian="10pt" style:font-size-complex="10pt"/>
    </style:style>
    <style:style style:name="P3" style:family="paragraph" style:parent-style-name="Standard" style:list-style-name="L2">
      <style:text-properties style:font-name="Malgun Gothic" fo:font-size="10pt" style:font-size-asian="10pt" style:font-size-complex="10pt"/>
    </style:style>
    <style:style style:name="P4" style:family="paragraph" style:parent-style-name="Standard" style:list-style-name="L3">
      <style:text-properties style:font-name="Malgun Gothic" fo:font-size="10pt" style:font-size-asian="10pt" style:font-size-complex="10pt"/>
    </style:style>
    <style:style style:name="P5" style:family="paragraph" style:parent-style-name="Standard" style:list-style-name="L4">
      <style:text-properties style:font-name="Malgun Gothic" fo:font-size="10pt" style:font-size-asian="10pt" style:font-size-complex="10pt"/>
    </style:style>
    <style:style style:name="P6" style:family="paragraph" style:parent-style-name="Standard" style:list-style-name="L5">
      <style:text-properties style:font-name="Malgun Gothic" fo:font-size="10pt" style:font-size-asian="10pt" style:font-size-complex="10pt"/>
    </style:style>
    <style:style style:name="P7" style:family="paragraph" style:parent-style-name="Standard" style:list-style-name="L6">
      <style:text-properties style:font-name="Malgun Gothic" fo:font-size="10pt" style:font-size-asian="10pt" style:font-size-complex="10pt"/>
    </style:style>
    <style:style style:name="P8" style:family="paragraph" style:parent-style-name="Standard" style:list-style-name="L7">
      <style:text-properties style:font-name="Malgun Gothic" fo:font-size="10pt" style:font-size-asian="10pt" style:font-size-complex="10pt"/>
    </style:style>
    <style:style style:name="P9" style:family="paragraph" style:parent-style-name="Standard" style:list-style-name="L8">
      <style:text-properties style:font-name="Malgun Gothic" fo:font-size="10pt" style:font-size-asian="10pt" style:font-size-complex="10pt"/>
    </style:style>
    <style:style style:name="P10" style:family="paragraph" style:parent-style-name="Standard" style:list-style-name="L9">
      <style:text-properties style:font-name="Malgun Gothic" fo:font-size="10pt" style:font-size-asian="10pt" style:font-size-complex="10pt"/>
    </style:style>
    <style:style style:name="P11" style:family="paragraph" style:parent-style-name="Standard" style:list-style-name="L10">
      <style:text-properties style:font-name="Malgun Gothic" fo:font-size="10pt" style:font-size-asian="10pt" style:font-size-complex="10pt"/>
    </style:style>
    <style:style style:name="P12" style:family="paragraph" style:parent-style-name="Standard" style:list-style-name="L1">
      <style:text-properties style:font-name="Malgun Gothic" fo:font-size="10pt" style:font-size-asian="10pt" style:language-asian="ja" style:country-asian="JP" style:font-size-complex="10pt"/>
    </style:style>
    <style:style style:name="T1" style:family="text">
      <style:text-properties style:language-asian="ja" style:country-asian="JP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pigon: Find It, Make It, Profit. &lt;--subtitle needs work (inherit)?</text:p>
      <text:p text:style-name="P1"/>
      <text:p text:style-name="P1">A Rogue-Like For Explorers And Crafters</text:p>
      <text:p text:style-name="P1"/>
      <text:p text:style-name="P1">Core Ideas:</text:p>
      <text:list xml:id="list34553306" text:style-name="L1">
        <text:list-item>
          <text:p text:style-name="P2">Starting town at edge of wilderness</text:p>
        </text:list-item>
        <text:list-item>
          <text:p text:style-name="P2">Semi-random biomes with flora / fauna specific to biome</text:p>
        </text:list-item>
        <text:list-item>
          <text:p text:style-name="P2">Procedurally generated worlds, succession games are in same world but new games will be in newly created world</text:p>
          <text:list>
            <text:list-item>
              <text:p text:style-name="P2">not all creatures/items will be present in all worlds</text:p>
              <text:list>
                <text:list-item>
                  <text:p text:style-name="P2">might cause crafting issues</text:p>
                  <text:list>
                    <text:list-item>
                      <text:p text:style-name="P2">should be rarity based (maybe by level)</text:p>
                    </text:list-item>
                    <text:list-item>
                      <text:p text:style-name="P2">perhaps everything present, but rarity very high, or very small biome, etc</text:p>
                    </text:list-item>
                    <text:list-item>
                      <text:p text:style-name="P2">recipes for non-present items might not be available</text:p>
                    </text:list-item>
                    <text:list-item>
                      <text:p text:style-name="P2">traders might carry items that otherwise wouldn't be available, probably at a premium</text:p>
                    </text:list-item>
                  </text:list>
                </text:list-item>
                <text:list-item>
                  <text:p text:style-name="P2">this is going to need some play testing to balance</text:p>
                </text:list-item>
              </text:list>
            </text:list-item>
          </text:list>
        </text:list-item>
        <text:list-item>
          <text:p text:style-name="P2">Crafting through recipe system</text:p>
        </text:list-item>
        <text:list-item>
          <text:p text:style-name="P2">Stats set at beginning and not changed again except in very rare situations</text:p>
          <text:list>
            <text:list-item>
              <text:p text:style-name="P2">no "leveling", just skill increases</text:p>
            </text:list-item>
            <text:list-item>
              <text:p text:style-name="P2">changing stats changes skills by appropriate amount</text:p>
            </text:list-item>
            <text:list-item>
              <text:p text:style-name="P2">preset base numbers by class</text:p>
            </text:list-item>
            <text:list-item>
              <text:p text:style-name="P2">point pool that can be added</text:p>
              <text:list>
                <text:list-item>
                  <text:p text:style-name="P2">option to randomly assign point pool to speed up character creation</text:p>
                </text:list-item>
              </text:list>
            </text:list-item>
          </text:list>
        </text:list-item>
        <text:list-item>
          <text:p text:style-name="P2">Surface exploration based, small "dungeon" areas as well</text:p>
        </text:list-item>
        <text:list-item>
          <text:p text:style-name="P2">Skills allow for better harvesting from different flora / fauna / minerals</text:p>
        </text:list-item>
        <text:list-item>
          <text:p text:style-name="P2">Some magic, but relatively rare</text:p>
        </text:list-item>
        <text:list-item>
          <text:p text:style-name="P2">Classes have different aptitudes, but anyone can learn any skill in the right circumstances</text:p>
          <text:list>
            <text:list-item>
              <text:p text:style-name="P2">skill advancement weighted by class / stats</text:p>
            </text:list-item>
          </text:list>
        </text:list-item>
        <text:list-item>
          <text:p text:style-name="P2">Items can be multiple types simultaneously, ie a sword and a potion</text:p>
        </text:list-item>
        <text:list-item>
          <text:p text:style-name="P2">Everything should be dynamically loaded from external files to allow for easy expansion of available items/monsters/biomes/etc.</text:p>
          <text:list>
            <text:list-item>
              <text:p text:style-name="P2">Figure out a way to randomize things such that reading the files doesn't give away everything</text:p>
              <text:list>
                <text:list-item>
                  <text:p text:style-name="P2">things can be internally combined to create a new item</text:p>
                </text:list-item>
                <text:list-item>
                  <text:p text:style-name="P2">when an item is found, it may be called any of the names <text:span text:style-name="T1">in it:s tree</text:span></text:p>
                  <text:list>
                    <text:list-item>
                      <text:p text:style-name="P12">put some bound on this based on related skill knowledge</text:p>
                    </text:list-item>
                    <text:list-item>
                      <text:p text:style-name="P12">how to have this always make sense?</text:p>
                      <text:list>
                        <text:list-item>
                          <text:p text:style-name="P12">maybe it's okay if someone who doesn't have any weapon skill doesn't know the difference between a dagger and a great axe..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Choice to simplify crunchiness</text:p>
          <text:list>
            <text:list-item>
              <text:p text:style-name="P2"><text:soft-page-break/>average substats</text:p>
            </text:list-item>
            <text:list-item>
              <text:p text:style-name="P2">combine all three health bars into one</text:p>
              <text:list>
                <text:list-item>
                  <text:p text:style-name="P2">some weighting should be performed here to keep the change from making magic too easy / non-lethal too lethal.</text:p>
                </text:list-item>
              </text:list>
            </text:list-item>
            <text:list-item>
              <text:p text:style-name="P2">remove all but very basic clothing slots</text:p>
              <text:list>
                <text:list-item>
                  <text:p text:style-name="P2">head / torso / legs / boots / gloves / jewelry</text:p>
                </text:list-item>
                <text:list-item>
                  <text:p text:style-name="P2">items take up only main slot (means main slot must be marked in info)</text:p>
                </text:list-item>
              </text:list>
            </text:list-item>
            <text:list-item>
              <text:p text:style-name="P2">maybe give option to automatically decide skill increases and such</text:p>
            </text:list-item>
            <text:list-item>
              <text:p text:style-name="P2">simplify combat by removing options for called shots, instead giving some chance of them on a successful hit, based on relevant skill</text:p>
            </text:list-item>
          </text:list>
        </text:list-item>
        <text:list-item>
          <text:p text:style-name="P12">achievement system</text:p>
          <text:list>
            <text:list-item>
              <text:p text:style-name="P12">most achievements are over all games played</text:p>
            </text:list-item>
            <text:list-item>
              <text:p text:style-name="P12">a few (high score) are over a best single game</text:p>
            </text:list-item>
          </text:list>
        </text:list-item>
        <text:list-item>
          <text:p text:style-name="P12">need speed so that running away is an option, as well as different speed creatures being interesting</text:p>
          <text:list>
            <text:list-item>
              <text:p text:style-name="P12">having terrain walk reduces the speed penalty by the given amount of percentage of the penalty</text:p>
              <text:list>
                <text:list-item>
                  <text:p text:style-name="P12">100% walk means no penalty</text:p>
                </text:list-item>
                <text:list-item>
                  <text:p text:style-name="P12">any percentage means that otherwise impassible terrain is passible</text:p>
                </text:list-item>
                <text:list-item>
                  <text:p text:style-name="P12">how to deal with edges in this case?</text:p>
                </text:list-item>
                <text:list-item>
                  <text:p text:style-name="P12">can still only go down or up established areas</text:p>
                </text:list-item>
              </text:list>
            </text:list-item>
          </text:list>
        </text:list-item>
        <text:list-item>
          <text:p text:style-name="P12">backpack has no weight or volume limit, but other containers have explicit limits</text:p>
        </text:list-item>
      </text:list>
      <text:p text:style-name="P1"/>
      <text:p text:style-name="P1">To Do:</text:p>
      <text:list xml:id="list34568456" text:style-name="L2">
        <text:list-item>
          <text:p text:style-name="P3">Enumerate skills</text:p>
        </text:list-item>
        <text:list-item>
          <text:p text:style-name="P3">Enumerate abilities</text:p>
        </text:list-item>
        <text:list-item>
          <text:p text:style-name="P3">Enumerate item types (potion, wand, etc.)</text:p>
        </text:list-item>
        <text:list-item>
          <text:p text:style-name="P3">Enumerate biomes</text:p>
        </text:list-item>
        <text:list-item>
          <text:p text:style-name="P3">Figure out how to tag items for recipe use</text:p>
        </text:list-item>
        <text:list-item>
          <text:p text:style-name="P3">Figure out how to display recipes to user</text:p>
        </text:list-item>
        <text:list-item>
          <text:p text:style-name="P3">Decide what order to add elements</text:p>
        </text:list-item>
        <text:list-item>
          <text:p text:style-name="P3">Program! (sub-divide into tasks first though)</text:p>
        </text:list-item>
      </text:list>
      <text:p text:style-name="P1"/>
      <text:p text:style-name="P1">New List Of Priorities:</text:p>
      <text:list xml:id="list34580645" text:style-name="L3">
        <text:list-item>
          <text:p text:style-name="P4">Top Priority</text:p>
          <text:list>
            <text:list-item>
              <text:p text:style-name="P4">Crafting</text:p>
            </text:list-item>
            <text:list-item>
              <text:p text:style-name="P4">Skills</text:p>
            </text:list-item>
            <text:list-item>
              <text:p text:style-name="P4">Combat</text:p>
            </text:list-item>
            <text:list-item>
              <text:p text:style-name="P4">Internal consistent defaults for all data classes</text:p>
              <text:list>
                <text:list-item>
                  <text:p text:style-name="P4">base classes</text:p>
                </text:list-item>
                <text:list-item>
                  <text:p text:style-name="P4">exmples</text:p>
                </text:list-item>
                <text:list-item>
                  <text:p text:style-name="P4"><text:soft-page-break/>always loaded</text:p>
                  <text:list>
                    <text:list-item>
                      <text:p text:style-name="P4">user/designer can turn off examples and base classes individuall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Would be nice</text:p>
          <text:list>
            <text:list-item>
              <text:p text:style-name="P4">Randomized modifications</text:p>
            </text:list-item>
            <text:list-item>
              <text:p text:style-name="P4">External file input</text:p>
            </text:list-item>
          </text:list>
        </text:list-item>
        <text:list-item>
          <text:p text:style-name="P4">Future work</text:p>
          <text:list>
            <text:list-item>
              <text:p text:style-name="P4">Quests</text:p>
            </text:list-item>
            <text:list-item>
              <text:p text:style-name="P4">NPC Interaction</text:p>
            </text:list-item>
          </text:list>
        </text:list-item>
      </text:list>
      <text:p text:style-name="P1"><text:tab/></text:p>
      <text:p text:style-name="P1">Verbs:</text:p>
      <text:list xml:id="list34567396" text:style-name="L4">
        <text:list-item>
          <text:p text:style-name="P5">Wear (w)</text:p>
          <text:list>
            <text:list-item>
              <text:p text:style-name="P5">includes armor, clothing, and jewelry</text:p>
            </text:list-item>
          </text:list>
        </text:list-item>
        <text:list-item>
          <text:p text:style-name="P5">Wield (W)</text:p>
          <text:list>
            <text:list-item>
              <text:p text:style-name="P5">includes weapons, magic items that must be held to work</text:p>
            </text:list-item>
          </text:list>
        </text:list-item>
        <text:list-item>
          <text:p text:style-name="P5">Anoint (A)</text:p>
          <text:list>
            <text:list-item>
              <text:p text:style-name="P5">for powders, gels, liquids or anything that can me smeared onto something</text:p>
            </text:list-item>
            <text:list-item>
              <text:p text:style-name="P5">player is target for this action, if other is target, use throw command</text:p>
            </text:list-item>
          </text:list>
        </text:list-item>
        <text:list-item>
          <text:p text:style-name="P5">Consume (e)</text:p>
          <text:list>
            <text:list-item>
              <text:p text:style-name="P5">eat, drink, snort (maybe alias verb for usage in data file?)</text:p>
            </text:list-item>
          </text:list>
        </text:list-item>
        <text:list-item>
          <text:p text:style-name="P5">Examine (x)</text:p>
          <text:list>
            <text:list-item>
              <text:p text:style-name="P5">all five senses: smell, feel, taste, look, and listen</text:p>
            </text:list-item>
            <text:list-item>
              <text:p text:style-name="P5">only relevant senses are used (ie: item implements their interface)</text:p>
            </text:list-item>
          </text:list>
        </text:list-item>
        <text:list-item>
          <text:p text:style-name="P5">Use Skill (s)</text:p>
        </text:list-item>
        <text:list-item>
          <text:p text:style-name="P5">Use Ability (a)</text:p>
        </text:list-item>
        <text:list-item>
          <text:p text:style-name="P5">Move (numpad, arrow keys, hjklyubn)</text:p>
        </text:list-item>
        <text:list-item>
          <text:p text:style-name="P5">Rest (5 or .)</text:p>
        </text:list-item>
        <text:list-item>
          <text:p text:style-name="P5">Go Up (&lt;)</text:p>
        </text:list-item>
        <text:list-item>
          <text:p text:style-name="P5">Go Down(&gt;)</text:p>
        </text:list-item>
        <text:list-item>
          <text:p text:style-name="P5">Throw (F)</text:p>
        </text:list-item>
        <text:list-item>
          <text:p text:style-name="P5">Fire (f) must have weapon with ammunition wielded</text:p>
          <text:list>
            <text:list-item>
              <text:p text:style-name="P5">ammunition must be equipped so that there is no ambiguity</text:p>
            </text:list-item>
          </text:list>
        </text:list-item>
        <text:list-item>
          <text:p text:style-name="P5">Get (g or ,) picks up items on ground</text:p>
          <text:list>
            <text:list-item>
              <text:p text:style-name="P5">future: enable (G) to pick up items within reach distance</text:p>
            </text:list-item>
          </text:list>
        </text:list-item>
        <text:list-item>
          <text:p text:style-name="P5">Inventory (i)</text:p>
          <text:list>
            <text:list-item>
              <text:p text:style-name="P5">submenus/options for putting items in and out of containers and equipping/unequipping, etc.</text:p>
            </text:list-item>
          </text:list>
        </text:list-item>
      </text:list>
      <text:p text:style-name="P1"/>
      <text:p text:style-name="P1">Meta Verbs:</text:p>
      <text:list xml:id="list34554990" text:style-name="L5">
        <text:list-item>
          <text:p text:style-name="P6">Save (q) will verify save and quit in one step</text:p>
        </text:list-item>
        <text:list-item>
          <text:p text:style-name="P6">Quit (Q) will ask for saving while exiting</text:p>
        </text:list-item>
        <text:list-item>
          <text:p text:style-name="P6"><text:soft-page-break/>Look Around (X)</text:p>
        </text:list-item>
        <text:list-item>
          <text:p text:style-name="P6">Help/Manual/Keys (F1, ?)</text:p>
        </text:list-item>
      </text:list>
      <text:p text:style-name="P1"/>
      <text:p text:style-name="P1">Sportz Heroes Rogue-Like Ideas, co-opted for Epigon</text:p>
      <text:p text:style-name="P1"/>
      <text:p text:style-name="P1">Interface Ideas</text:p>
      <text:list xml:id="list34580710" text:style-name="L6">
        <text:list-item>
          <text:p text:style-name="P7">Showing dice rolls or something similar adds suspense to mechanics</text:p>
        </text:list-item>
        <text:list-item>
          <text:p text:style-name="P7">Jackpot system like slot machine could determine level of success</text:p>
          <text:list>
            <text:list-item>
              <text:p text:style-name="P7">Sometimes a maximized success may not be good, id: overcharged lightning bolt relfecting back or fireball being big enough to hurt friendly critters</text:p>
            </text:list-item>
            <text:list-item>
              <text:p text:style-name="P7">Maybe only for special abilities and spells so it's not over-used and boring</text:p>
            </text:list-item>
            <text:list-item>
              <text:p text:style-name="P7">Random chance of it?</text:p>
            </text:list-item>
            <text:list-item>
              <text:p text:style-name="P7">Could have games of chance with various beings/deities and get bonuses/curses based on outcome</text:p>
            </text:list-item>
            <text:list-item>
              <text:p text:style-name="P7">Slots:</text:p>
              <text:list>
                <text:list-item>
                  <text:p text:style-name="P7">Traditionally 3 wheels with 22 notches = 1 in 10,648 wins</text:p>
                </text:list-item>
                <text:list-item>
                  <text:p text:style-name="P7">Modern slots uses 3 wheels with 64 possibilities, but still shows just 22 faces = 1 in 262,144 wins</text:p>
                </text:list-item>
                <text:list-item>
                  <text:p text:style-name="P7">payback % = ~85% of your money spent over infinite time</text:p>
                </text:list-item>
                <text:list-item>
                  <text:p text:style-name="P7">most slot machines will only hit full jackpot with max bet</text:p>
                </text:list-item>
              </text:list>
            </text:list-item>
          </text:list>
        </text:list-item>
        <text:list-item>
          <text:p text:style-name="P7">Objects (creatures, items, etc.) could be fancy characters done as images with drop shadows, gradients, etc.</text:p>
          <text:list>
            <text:list-item>
              <text:p text:style-name="P7">drop shadow would be good for flying creatures</text:p>
            </text:list-item>
          </text:list>
        </text:list-item>
        <text:list-item>
          <text:p text:style-name="P7">Floor and wall tiles could be nice graphic tiles (optional)</text:p>
        </text:list-item>
        <text:list-item>
          <text:p text:style-name="P7">everything should have a list of colors it can be</text:p>
        </text:list-item>
      </text:list>
      <text:p text:style-name="P1"/>
      <text:p text:style-name="P1">Names</text:p>
      <text:list xml:id="list34567006" text:style-name="L7">
        <text:list-item>
          <text:p text:style-name="P8">Ungha Kahn</text:p>
        </text:list-item>
        <text:list-item>
          <text:p text:style-name="P8">Trenzar</text:p>
        </text:list-item>
      </text:list>
      <text:p text:style-name="P1"/>
      <text:p text:style-name="P1">World / Dungeon Generation</text:p>
      <text:list xml:id="list34576797" text:style-name="L8">
        <text:list-item>
          <text:p text:style-name="P9">World map is semi-random</text:p>
          <text:list>
            <text:list-item>
              <text:p text:style-name="P9">various areas are always same in general category (hills, swamps, etc) but exact contours and conents are random.</text:p>
            </text:list-item>
            <text:list-item>
              <text:p text:style-name="P9">Locations have approximate placement but can shift within an area from game to game</text:p>
            </text:list-item>
          </text:list>
        </text:list-item>
        <text:list-item>
          <text:p text:style-name="P9">Dungeon levels have a chance of being themed</text:p>
          <text:list>
            <text:list-item>
              <text:p text:style-name="P9">theme may be just one level or multiple levels</text:p>
            </text:list-item>
            <text:list-item>
              <text:p text:style-name="P9">elemental levels might only appear after resistant or attack items have been generated so that they're not unreasonably difficult</text:p>
              <text:list>
                <text:list-item>
                  <text:p text:style-name="P9"><text:soft-page-break/>note that the player may not have found or kept the appropriate items, but they should be able to go back and get them</text:p>
                </text:list-item>
              </text:list>
            </text:list-item>
          </text:list>
        </text:list-item>
        <text:list-item>
          <text:p text:style-name="P9">Most levels are permanent, meaning they get saved and the player can revisit them later</text:p>
        </text:list-item>
      </text:list>
      <text:p text:style-name="P1"/>
      <text:p text:style-name="P1">Random ideas:</text:p>
      <text:list xml:id="list34573929" text:style-name="L9">
        <text:list-item>
          <text:p text:style-name="P10">soul reaping</text:p>
          <text:list>
            <text:list-item>
              <text:p text:style-name="P10">allows the gathering of souls in some manner</text:p>
            </text:list-item>
            <text:list-item>
              <text:p text:style-name="P10">souls can be switched out for different benefits</text:p>
            </text:list-item>
          </text:list>
        </text:list-item>
        <text:list-item>
          <text:p text:style-name="P10">shadow creatures</text:p>
          <text:list>
            <text:list-item>
              <text:p text:style-name="P10">throw FOV shadow around themselves, perhaps with them not at center</text:p>
              <text:list>
                <text:list-item>
                  <text:p text:style-name="P10">this is not really compatible with precomputed FOV as it will require constant FOV computation</text:p>
                  <text:list>
                    <text:list-item>
                      <text:p text:style-name="P10">may still be usable though if FOV calculation doesn't take too long and there are relatively few shadow creatures at any given time</text:p>
                    </text:list-item>
                  </text:list>
                </text:list-item>
              </text:list>
            </text:list-item>
            <text:list-item>
              <text:p text:style-name="P10">should shadow be an element?</text:p>
              <text:list>
                <text:list-item>
                  <text:p text:style-name="P10">it can be, since elements are just modifications</text:p>
                </text:list-item>
                <text:list-item>
                  <text:p text:style-name="P10">would have to be built in flag for FOV effects</text:p>
                </text:list-item>
              </text:list>
            </text:list-item>
          </text:list>
        </text:list-item>
        <text:list-item>
          <text:p text:style-name="P10">create gui for displaying connections between data entries</text:p>
          <text:list>
            <text:list-item>
              <text:p text:style-name="P10">will probably be very complex, so include filtering and searching for connections</text:p>
            </text:list-item>
            <text:list-item>
              <text:p text:style-name="P10">also be able to search for broken data, parts that don't seem to connect</text:p>
            </text:list-item>
            <text:list-item>
              <text:p text:style-name="P10">while testing, each item should keep the data chunk that represents itself so that full information can be pulled from it</text:p>
            </text:list-item>
          </text:list>
        </text:list-item>
      </text:list>
      <text:list xml:id="list34557993" text:style-name="L10">
        <text:list-item>
          <text:p text:style-name="P11">Precompute FOV for each square</text:p>
          <text:list>
            <text:list-item>
              <text:p text:style-name="P11">hold as 2D float array of view size*2+1 in each square</text:p>
            </text:list-item>
            <text:list-item>
              <text:p text:style-name="P11">precalculate spaces during idle times or on demand if not yet computed</text:p>
              <text:list>
                <text:list-item>
                  <text:p text:style-name="P11">needs a boolean computed FOV flag for each square</text:p>
                </text:list-item>
              </text:list>
            </text:list-item>
            <text:list-item>
              <text:p text:style-name="P11">during computation, ensure symmetry by placing value in symmetric space</text:p>
              <text:list>
                <text:list-item>
                  <text:p text:style-name="P11">if value already exists, use larger value for both entries</text:p>
                  <text:list>
                    <text:list-item>
                      <text:p text:style-name="P11">this will happen if one side is pre-computed and the second had not yet been computed</text:p>
                    </text:list-item>
                    <text:list-item>
                      <text:p text:style-name="P11">will cause asymmetry on first pass, but once second square examined, there will be no asymmetry</text:p>
                    </text:list-item>
                    <text:list-item>
                      <text:p text:style-name="P11">may not be a problem in practice if pre-calculating doesn't take too long</text:p>
                    </text:list-item>
                    <text:list-item>
                      <text:p text:style-name="P11">if obstructions are created/removed, it will force a recalculation of every space within view range of the obstructio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Simplified Mode:</text:p>
          <text:list>
            <text:list-item>
              <text:p text:style-name="P11">only base stats, all sub stats treated as equal to base stat</text:p>
            </text:list-item>
            <text:list-item>
              <text:p text:style-name="P11">probably can't combine health bars, but consider ways to do so</text:p>
            </text:list-item>
            <text:list-item>
              <text:p text:style-name="P11">no called attacks</text:p>
              <text:list>
                <text:list-item>
                  <text:p text:style-name="P11">occasionally attack will trigger a random called attack</text:p>
                  <text:list>
                    <text:list-item>
                      <text:p text:style-name="P11"><text:soft-page-break/>weight towards vital or unarmored parts</text:p>
                    </text:list-item>
                  </text:list>
                </text:list-item>
              </text:list>
            </text:list-item>
            <text:list-item>
              <text:p text:style-name="P11">injuries to main health bars only, no sub-bars for body parts</text:p>
              <text:list>
                <text:list-item>
                  <text:p text:style-name="P11">successful called attack results in more damage rather than specific damage</text:p>
                  <text:list>
                    <text:list-item>
                      <text:p text:style-name="P11">some chance that hit part breaks and is disabled</text:p>
                    </text:list-item>
                  </text:list>
                </text:list-item>
              </text:list>
            </text:list-item>
            <text:list-item>
              <text:p text:style-name="P11">reduce skills to broad categories</text:p>
              <text:list>
                <text:list-item>
                  <text:p text:style-name="P11">this may be difficult, perhaps it's not worth doing</text:p>
                </text:list-item>
              </text:list>
            </text:list-item>
            <text:list-item>
              <text:p text:style-name="P11">reduce classes to just a few iconic ones</text:p>
              <text:list>
                <text:list-item>
                  <text:p text:style-name="P11">easy enough to do, make sure basic skills are covered</text:p>
                </text:list-item>
                <text:list-item>
                  <text:p text:style-name="P11">should be relatively generic mid-strength classes</text:p>
                </text:list-item>
              </text:list>
            </text:list-item>
            <text:list-item>
              <text:p text:style-name="P11">consider disallowing inheritance crossover between normal and simplified mode</text:p>
            </text:list-item>
          </text:list>
        </text:list-item>
        <text:list-item>
          <text:p text:style-name="P11">alias:original:replacement</text:p>
          <text:list>
            <text:list-item>
              <text:p text:style-name="P11">used for action descriptions, ie: alias:says:grunts -&gt; "The orc grunts hello."</text:p>
              <text:list>
                <text:list-item>
                  <text:p text:style-name="P11">need to work up list of aliasable words</text:p>
                </text:list-item>
                <text:list-item>
                  <text:p text:style-name="P11">this would be better for a later release, very low priority</text:p>
                </text:list-item>
              </text:list>
            </text:list-item>
          </text:list>
        </text:list-item>
        <text:list-item>
          <text:p text:style-name="P11">Fondue Island</text:p>
          <text:list>
            <text:list-item>
              <text:p text:style-name="P11">Chocolate and Cheese Geyser</text:p>
            </text:list-item>
            <text:list-item>
              <text:p text:style-name="P11">Landscape and creatures made of normal foods</text:p>
            </text:list-item>
          </text:list>
        </text:list-item>
        <text:list-item>
          <text:p text:style-name="P11">player's level an offset so monster levels can easily be below starting player level</text:p>
          <text:list>
            <text:list-item>
              <text:p text:style-name="P11">monster levels can also be much higher than player max level</text:p>
            </text:list-item>
            <text:list-item>
              <text:p text:style-name="P11">should player even have a max level?</text:p>
            </text:list-item>
          </text:list>
        </text:list-item>
        <text:list-item>
          <text:p text:style-name="P11">gain a level about every 2.4 minutes (40 hours == 1000 levels)</text:p>
          <text:list>
            <text:list-item>
              <text:p text:style-name="P11">no explicit leveling, just skill increases</text:p>
            </text:list-item>
          </text:list>
        </text:list-item>
        <text:list-item>
          <text:p text:style-name="P11">predesigned dungeons that may be randomly placed / populated</text:p>
          <text:list>
            <text:list-item>
              <text:p text:style-name="P11">should be through external files as well</text:p>
              <text:list>
                <text:list-item>
                  <text:p text:style-name="P11">how to encode creature/item/terrain recommendation information?</text:p>
                </text:list-item>
              </text:list>
            </text:list-item>
          </text:list>
        </text:list-item>
        <text:list-item>
          <text:p text:style-name="P11">earthquakes / natural disasters</text:p>
          <text:list>
            <text:list-item>
              <text:p text:style-name="P11">only between generations?</text:p>
            </text:list-item>
          </text:list>
        </text:list-item>
        <text:list-item>
          <text:p text:style-name="P11">should things be able to happen over z-layers?</text:p>
          <text:list>
            <text:list-item>
              <text:p text:style-name="P11">attacks</text:p>
            </text:list-item>
            <text:list-item>
              <text:p text:style-name="P11">falling</text:p>
            </text:list-item>
            <text:list-item>
              <text:p text:style-name="P11">change font size to indicate height?</text:p>
            </text:list-item>
            <text:list-item>
              <text:p text:style-name="P11">descretize smooth Z levels</text:p>
              <text:list>
                <text:list-item>
                  <text:p text:style-name="P11">ramp spitting levels</text:p>
                  <text:list>
                    <text:list-item>
                      <text:p text:style-name="P11">things on ramp visible in both Z levels</text:p>
                    </text:list-item>
                    <text:list-item>
                      <text:p text:style-name="P11">only things in visible Z level can attack</text:p>
                      <text:list>
                        <text:list-item>
                          <text:p text:style-name="P11">player will see and can attack anything on a ramp attached to current Z level</text:p>
                        </text:list-item>
                      </text:list>
                    </text:list-item>
                    <text:list-item>
                      <text:p text:style-name="P11">Z levels must be wide enough to be interesting</text:p>
                    </text:list-item>
                    <text:list-item>
                      <text:p text:style-name="P11">edge should be two rows of ramp</text:p>
                    </text:list-item>
                    <text:list-item>
                      <text:p text:style-name="P11">can see ramp next to current Z ramp, but not rest of other Z level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soft-page-break/>no travel in overworld, just map display</text:p>
        </text:list-item>
        <text:list-item>
          <text:p text:style-name="P11">Jolly Green Giant</text:p>
        </text:list-item>
        <text:list-item>
          <text:p text:style-name="P11">some sort of training area, where the player can square off against rare/uncommon critters to see how good they are with no real risk of death... no reward for fight except maybe exp</text:p>
          <text:list>
            <text:list-item>
              <text:p text:style-name="P11">maybe for a fee</text:p>
              <text:list>
                <text:list-item>
                  <text:p text:style-name="P11">fee could be a "to the death" match, but the player gets all the rewards, maybe even all rewards possible (as if max gathering skills for corpse)</text:p>
                </text:list-item>
              </text:list>
            </text:list-item>
          </text:list>
        </text:list-item>
        <text:list-item>
          <text:p text:style-name="P11">don't forget manure! cat poo coffee beans!</text:p>
        </text:list-item>
        <text:list-item>
          <text:p text:style-name="P11">flower scent that acts as a knockout drug, or any other effect really</text:p>
        </text:list-item>
        <text:list-item>
          <text:p text:style-name="P11">pokemon! :D</text:p>
        </text:list-item>
        <text:list-item>
          <text:p text:style-name="P11">aliases in data files can replace certain word/phrases</text:p>
          <text:list>
            <text:list-item>
              <text:p text:style-name="P11">push to later implementation, not needed until everything is working</text:p>
            </text:list-item>
          </text:list>
        </text:list-item>
        <text:list-item>
          <text:p text:style-name="P11">things in the world should respond to having effects applied to them, ie:</text:p>
          <text:list>
            <text:list-item>
              <text:p text:style-name="P11">trap levers move when something hits them</text:p>
              <text:list>
                <text:list-item>
                  <text:p text:style-name="P11">nothing can stand on a lever space then?</text:p>
                </text:list-item>
                <text:list-item>
                  <text:p text:style-name="P11">lever could be attached to furniture that can't be walked through (or walls)</text:p>
                </text:list-item>
              </text:list>
            </text:list-item>
            <text:list-item>
              <text:p text:style-name="P11">doors catch fire, etc. when hit with damage</text:p>
            </text:list-item>
          </text:list>
        </text:list-item>
        <text:list-item>
          <text:p text:style-name="P11">data file must have optional tag for "reactions" from specific effects</text:p>
          <text:list>
            <text:list-item>
              <text:p text:style-name="P11">this should override the normal reaction (damage, movement, etc.)</text:p>
              <text:list>
                <text:list-item>
                  <text:p text:style-name="P11">optional flag to indicate that the normal reaction also applies</text:p>
                </text:list-item>
              </text:list>
            </text:list-item>
          </text:list>
        </text:list-item>
        <text:list-item>
          <text:p text:style-name="P11">allows for things such as super weakness, ie life spells destroy undead directly instead of just dealing damage</text:p>
        </text:list-item>
        <text:list-item>
          <text:p text:style-name="P11">If you use a grey value that's approximately .6 * green + .2 * red + .2 * blue (you can look up luma for more exact numbers, but no one will care) &lt;-- from jday</text:p>
        </text:list-item>
        <text:list-item>
          <text:p text:style-name="P11">buy a clone for an extra life</text:p>
        </text:list-item>
        <text:list-item>
          <text:p text:style-name="P11">AI Type -&gt; Follow the leader</text:p>
        </text:list-item>
        <text:list-item>
          <text:p text:style-name="P11">Monkeys</text:p>
        </text:list-item>
        <text:list-item>
          <text:p text:style-name="P11">Monkey Hawks</text:p>
          <text:list>
            <text:list-item>
              <text:p text:style-name="P11">giant hawks that prey on monkeys</text:p>
            </text:list-item>
          </text:list>
        </text:list-item>
        <text:list-item>
          <text:p text:style-name="P11">Ice</text:p>
          <text:list>
            <text:list-item>
              <text:p text:style-name="P11">very valuable if transported to a non-freezing biome</text:p>
            </text:list-item>
            <text:list-item>
              <text:p text:style-name="P11">ice cream!</text:p>
            </text:list-item>
          </text:list>
        </text:list-item>
        <text:list-item>
          <text:p text:style-name="P11">on object output, mark which values were default, which inherited, and which unique at this level</text:p>
        </text:list-item>
        <text:list-item>
          <text:p text:style-name="P11">giant bees!</text:p>
        </text:list-item>
        <text:list-item>
          <text:p text:style-name="P11">koala bears!</text:p>
        </text:list-item>
        <text:list-item>
          <text:p text:style-name="P11">Pets</text:p>
          <text:list>
            <text:list-item>
              <text:p text:style-name="P11">engage in combat with owner's enemys</text:p>
            </text:list-item>
            <text:list-item>
              <text:p text:style-name="P11">follow owner</text:p>
            </text:list-item>
            <text:list-item>
              <text:p text:style-name="P11">what AI to use?</text:p>
            </text:list-item>
          </text:list>
        </text:list-item>
        <text:list-item>
          <text:p text:style-name="P11"><text:soft-page-break/>Giant freshwater stingrays</text:p>
        </text:list-item>
        <text:list-item>
          <text:p text:style-name="P11">Nodowa - throat armor</text:p>
        </text:list-item>
        <text:list-item>
          <text:p text:style-name="P11">Omi-yari - spear with sword sized blade</text:p>
        </text:list-item>
        <text:list-item>
          <text:p text:style-name="P11">Kabura-ya - whistling signal arrowhead/arrow</text:p>
        </text:list-item>
        <text:list-item>
          <text:p text:style-name="P11">A viscous glue called <text:a xlink:type="simple" xlink:href="http://en.wikipedia.org/wiki/Birdlime">birdlime</text:a> was made from mistletoe berries and used for lime-twigs to catch birds </text:p>
        </text:list-item>
        <text:list-item>
          <text:p text:style-name="P11">cacao demon :D</text:p>
        </text:list-item>
        <text:list-item>
          <text:p text:style-name="P11">drinks from http://wondermark.com/515/</text:p>
        </text:list-item>
        <text:list-item>
          <text:p text:style-name="P11">punching stuff until it blows up from http://wondermark.com/520/</text:p>
        </text:list-item>
        <text:list-item>
          <text:p text:style-name="P11">Beard Elemental - thanks to ds_creamer on #rgrd</text:p>
        </text:list-item>
        <text:list-item>
          <text:p text:style-name="P11">razors</text:p>
        </text:list-item>
        <text:list-item>
          <text:p text:style-name="P11">silk armor</text:p>
        </text:list-item>
        <text:list-item>
          <text:p text:style-name="P11">paper armor, real thing! ancient china</text:p>
        </text:list-item>
        <text:list-item>
          <text:p text:style-name="P11">being on fire increases light radius</text:p>
        </text:list-item>
        <text:list-item>
          <text:p text:style-name="P11">lighting</text:p>
          <text:list>
            <text:list-item>
              <text:p text:style-name="P11">player carried</text:p>
            </text:list-item>
            <text:list-item>
              <text:p text:style-name="P11">flame effects</text:p>
            </text:list-item>
            <text:list-item>
              <text:p text:style-name="P11">multiple light points</text:p>
            </text:list-item>
          </text:list>
        </text:list-item>
        <text:list-item>
          <text:p text:style-name="P11">enable maps to be changed out of view and not updated until seen again, ie: items appear/disappear, terrain is dug through by critters, etc.</text:p>
        </text:list-item>
        <text:list-item>
          <text:p text:style-name="P11"><text:a xlink:type="simple" xlink:href="irc://quakenet/jday,isnick">jday</text:a> It might be good (and funny) if you qualify it more "Sword of Some Type of Jelly Slaying", "Sword of Jelly Slaying, Probably". </text:p>
        </text:list-item>
        <text:list-item>
          <text:p text:style-name="P11">online market house</text:p>
        </text:list-item>
        <text:list-item>
          <text:p text:style-name="P11">online poker!</text:p>
        </text:list-item>
        <text:list-item>
          <text:p text:style-name="P11">auto-heal item use option</text:p>
          <text:list>
            <text:list-item>
              <text:p text:style-name="P11">when health drops below some percentage (10% maybe) the healing item that gets you closest to 100% is used automatically, but takes a turn.</text:p>
            </text:list-item>
            <text:list-item>
              <text:p text:style-name="P11">useful for not accidentally dying because you weren't watching your stats</text:p>
            </text:list-item>
            <text:list-item>
              <text:p text:style-name="P11">could be annoying to be forced to skip a turn to heal</text:p>
            </text:list-item>
            <text:list-item>
              <text:p text:style-name="P11">can be turned on and off</text:p>
              <text:list>
                <text:list-item>
                  <text:p text:style-name="P11">default to on for easy difficulty, off for normal and harder</text:p>
                </text:list-item>
              </text:list>
            </text:list-item>
          </text:list>
        </text:list-item>
        <text:list-item>
          <text:p text:style-name="P11">all data entries should have a value, in base money units</text:p>
          <text:list>
            <text:list-item>
              <text:p text:style-name="P11">even modifications should have a value that adds to the created thing</text:p>
            </text:list-item>
            <text:list-item>
              <text:p text:style-name="P11">allows for easy multiple coin types by simply setting their value</text:p>
            </text:list-item>
          </text:list>
        </text:list-item>
        <text:list-item>
          <text:p text:style-name="P11">option for "XP Fadeout" where rewards for farming lower level creatures/nodes is capped</text:p>
          <text:list>
            <text:list-item>
              <text:p text:style-name="P11">could be cap for xp and/or object rewards</text:p>
            </text:list-item>
            <text:list-item>
              <text:p text:style-name="P11">default to yes, but allow player to change if they want to enable a grinding experience</text:p>
            </text:list-item>
          </text:list>
        </text:list-item>
        <text:list-item>
          <text:p text:style-name="P11">Lich character type that allows you to play as the reconstructed remains of yourself over and over again, with large time lapse in between</text:p>
          <text:list>
            <text:list-item>
              <text:p text:style-name="P11"><text:soft-page-break/>the same resetting to beginning level with a small number of perks based on previous run would exist for the Lich as for other character types</text:p>
            </text:list-item>
          </text:list>
        </text:list-item>
        <text:list-item>
          <text:p text:style-name="P11">skill synergies</text:p>
          <text:list>
            <text:list-item>
              <text:p text:style-name="P11">there's a cloud of skills with bidirectionally weighted effects on each other ie:</text:p>
              <text:list>
                <text:list-item>
                  <text:p text:style-name="P11">weapon skill makes sword skill much easier to rank up</text:p>
                </text:list-item>
              </text:list>
            </text:list-item>
          </text:list>
        </text:list-item>
        <text:list-item>
          <text:p text:style-name="P11">text entry blocks should have formatting identifiers before actual text</text:p>
        </text:list-item>
        <text:list-item>
          <text:p text:style-name="P11">provide mana/health regeneration only when exploring new tiles</text:p>
          <text:list>
            <text:list-item>
              <text:p text:style-name="P11">suggested on Roguelike Radio</text:p>
            </text:list-item>
            <text:list-item>
              <text:p text:style-name="P11">maybe much larger gain on new tiles, but still some on visited tiles</text:p>
            </text:list-item>
          </text:list>
        </text:list-item>
        <text:list-item>
          <text:p text:style-name="P11">“chaos factor” option</text:p>
          <text:list>
            <text:list-item>
              <text:p text:style-name="P11">controls how much randomness is involved in object creation. More randomness -&gt; physical objects created less likely to be related to other created objects</text:p>
            </text:list-item>
          </text:list>
        </text:list-item>
        <text:list-item>
          <text:p text:style-name="P11">“total item” option</text:p>
          <text:list>
            <text:list-item>
              <text:p text:style-name="P11">if set, all possible items will be considered for creation rather than a subset (subset only is the defaul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lgun Gothic" svg:font-family="'Malgun Gothic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4-11T02:21:47.92</meta:creation-date>
    <dc:date>2012-02-15T14:45:53.94</dc:date>
    <meta:editing-duration>P5DT6H53M49S</meta:editing-duration>
    <meta:editing-cycles>89</meta:editing-cycles>
    <meta:generator>LibreOffice/3.4$Win32 LibreOffice_project/340m1$Build-203</meta:generator>
    <meta:document-statistic meta:table-count="0" meta:image-count="0" meta:object-count="0" meta:page-count="9" meta:paragraph-count="288" meta:word-count="2695" meta:character-count="14519" meta:non-whitespace-character-count="12384"/>
  </office:meta>
</office:document-meta>
</file>